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282828" draw:stroke-linejoin="round" svg:stroke-linecap="round" draw:fill="solid" draw:fill-color="#ffffff" fo:padding-top="0.026cm" fo:padding-bottom="0.026cm" fo:padding-left="0.026cm" fo:padding-right="0.026cm" loext:decorative="false"/>
    </style:style>
    <style:style style:name="gr2" style:family="graphic" style:parent-style-name="standard">
      <style:graphic-properties draw:stroke="solid" svg:stroke-width="0.053cm" svg:stroke-color="#282828" draw:stroke-linejoin="miter" svg:stroke-linecap="butt" draw:fill="solid" draw:fill-color="#ffffff" fo:padding-top="0.026cm" fo:padding-bottom="0.026cm" fo:padding-left="0.026cm" fo:padding-right="0.026cm" loext:decorative="false"/>
    </style:style>
    <style:style style:name="gr3" style:family="graphic" style:parent-style-name="standard">
      <style:graphic-properties draw:stroke="solid" svg:stroke-width="0.05cm" svg:stroke-color="#282828" draw:stroke-linejoin="round" svg:stroke-linecap="round" draw:fill="solid" draw:fill-color="#ffffff" fo:padding-top="0.025cm" fo:padding-bottom="0.025cm" fo:padding-left="0.025cm" fo:padding-right="0.025cm" loext:decorative="false"/>
    </style:style>
    <style:style style:name="gr4" style:family="graphic" style:parent-style-name="standard">
      <style:graphic-properties draw:stroke="solid" svg:stroke-width="0.045cm" svg:stroke-color="#282828" draw:stroke-linejoin="round" svg:stroke-linecap="round" draw:fill="solid" draw:fill-color="#ffffff" fo:padding-top="0.022cm" fo:padding-bottom="0.022cm" fo:padding-left="0.022cm" fo:padding-right="0.022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5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6.71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80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227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28pt" style:font-size-asian="28pt" style:font-size-complex="28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000000" loext:opacity="100%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2" style:family="text">
      <style:text-properties fo:color="#000000" loext:opacity="100%" style:font-name="Arial" fo:font-size="28pt" fo:font-weight="normal" style:font-size-asian="28pt" style:font-weight-asian="normal" style:font-name-complex="Arial" style:font-size-complex="28pt" style:font-weight-complex="normal"/>
    </style:style>
    <style:style style:name="T3" style:family="text">
      <style:text-properties fo:color="#000000" loext:opacity="100%" style:font-name="Arial" fo:font-size="14pt" fo:font-weight="normal" style:font-size-asian="14pt" style:font-weight-asian="normal" style:font-name-complex="Ari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936cm" svg:height="0.996cm" svg:x="4.348cm" svg:y="2.155cm" svg:viewBox="0 0 937 997" svg:d="M532 836h-473c-32 0-59-30-59-67v-539c0-38 27-68 59-68h473c0-30 0-60 0-91 0-71 35-102 85-32l117 168 117 169 86 124-85 123-118 168c-39 56-78 112-117 168-49 67-85 34-85-20z">
          <text:p/>
        </draw:path>
        <draw:path draw:style-name="gr2" draw:text-style-name="P1" draw:layer="layout" svg:width="1.755cm" svg:height="1.756cm" svg:x="2.382cm" svg:y="1.776cm" svg:viewBox="0 0 1756 1757" svg:d="M257 257c343-343 899-343 1241 0 343 343 343 899 0 1242-342 343-898 343-1241 0s-343-899 0-1242z">
          <text:p/>
        </draw:path>
        <draw:path draw:style-name="gr3" draw:text-style-name="P1" draw:layer="layout" svg:width="0.844cm" svg:height="0.844cm" svg:x="1.807cm" svg:y="1.2cm" svg:viewBox="0 0 845 845" svg:d="M498 128l329 329c22 22 24 58 4 78l-296 295c-20 21-55 19-78-4l-329-328c-17 16-34 33-50 49-40 39-82 32-78-41l12-174 11-173 8-128 127-8 175-12c57-3 115-7 173-11 71-3 78 41 48 72z">
          <text:p/>
        </draw:path>
        <draw:path draw:style-name="gr4" draw:text-style-name="P1" draw:layer="layout" svg:width="1.032cm" svg:height="0.804cm" svg:x="2.744cm" svg:y="0.755cm" svg:viewBox="0 0 1033 805" svg:d="M866 348v407c0 28-32 50-70 50h-558c-38 0-70-22-70-50v-407c-31 0-62 0-94 0-74-1-106-31-33-74l174-100 174-100 128-74 128 74 174 100c59 33 117 67 175 100 69 42 35 73-21 74z">
          <text:p/>
        </draw:path>
        <draw:path draw:style-name="gr3" draw:text-style-name="P1" draw:layer="layout" svg:width="1.088cm" svg:height="1.032cm" svg:x="1.094cm" svg:y="2.137cm" svg:viewBox="0 0 1089 1033" svg:d="M470 167h550c38 0 69 31 69 69v559c0 39-31 70-69 70h-550c0 31 0 63 0 94-1 74-42 107-100 34l-136-175-135-174-99-128 99-128 135-175c46-58 91-116 136-174 57-69 99-35 100 21z">
          <text:p/>
        </draw:path>
        <draw:path draw:style-name="gr3" draw:text-style-name="P1" draw:layer="layout" svg:width="1.032cm" svg:height="1.211cm" svg:x="2.744cm" svg:y="3.744cm" svg:viewBox="0 0 1033 1212" svg:d="M166 689v-612c0-42 31-77 70-77h557c39 0 70 35 70 77v612c32 0 64 0 95 0 74 1 107 46 34 110l-175 151-175 151-127 111-128-111-175-151c-58-50-116-100-174-150-69-64-35-111 22-111z">
          <text:p/>
        </draw:path>
        <draw:path draw:style-name="gr3" draw:text-style-name="P1" draw:layer="layout" svg:width="1cm" svg:height="0.999cm" svg:x="1.674cm" svg:y="3.238cm" svg:viewBox="0 0 1001 1000" svg:d="M151 412l389-390c27-27 69-29 93-5l351 351c24 24 22 66-5 92l-390 390c20 19 39 39 59 59 46 47 38 96-49 91l-206-13-205-13-151-10-10-151-13-205c-5-69-9-137-14-206-3-83 49-92 84-57z">
          <text:p/>
        </draw:path>
        <draw:path draw:style-name="gr3" draw:text-style-name="P1" draw:layer="layout" svg:width="0.75cm" svg:height="0.751cm" svg:x="3.89cm" svg:y="1.273cm" svg:viewBox="0 0 751 752" svg:d="M638 442l-292 294c-21 20-52 21-70 3l-264-264c-18-18-16-49 4-69l293-292c-15-15-29-30-44-45-36-35-28-72 37-69l154 11 154 9 114 8 7 113 10 154c3 52 7 103 10 154 2 63-36 70-63 43z">
          <text:p/>
        </draw:path>
        <draw:path draw:style-name="gr3" draw:text-style-name="P1" draw:layer="layout" svg:width="0.868cm" svg:height="0.868cm" svg:x="3.871cm" svg:y="3.266cm" svg:viewBox="0 0 869 869" svg:d="M358 738l-339-339c-24-23-26-60-5-81l305-304c21-20 57-19 81 5l338 338c17-17 34-35 51-51 41-40 84-33 79 42l-11 179-12 179-8 131-131 8-178 12c-60 4-119 8-179 12-72 2-80-42-49-73z">
          <text:p/>
        </draw:path>
        <draw:frame draw:style-name="gr5" draw:text-style-name="P3" draw:layer="layout" svg:width="2.72cm" svg:height="0.475cm" svg:x="10.921cm" svg:y="2.15cm">
          <draw:text-box>
            <text:p text:style-name="P2"><text:span text:style-name="T1">26–28 апреля</text:span></text:p>
          </draw:text-box>
        </draw:frame>
        <draw:frame draw:style-name="gr6" draw:text-style-name="P3" draw:layer="layout" svg:width="3.351cm" svg:height="0.475cm" svg:x="10.297cm" svg:y="2.852cm">
          <draw:text-box>
            <text:p text:style-name="P2"><text:span text:style-name="T1">Санкт-Петербург</text:span></text:p>
          </draw:text-box>
        </draw:frame>
        <draw:frame draw:style-name="gr7" draw:text-style-name="P4" draw:layer="layout" svg:width="6.712cm" svg:height="1.102cm" svg:x="6.993cm" svg:y="3.931cm">
          <draw:text-box>
            <text:p text:style-name="P2"><text:span text:style-name="T2">СПИСОК-2023</text:span></text:p>
          </draw:text-box>
        </draw:frame>
        <draw:frame draw:style-name="gr8" draw:text-style-name="P5" draw:layer="layout" svg:width="9.802cm" svg:height="0.556cm" svg:x="2.521cm" svg:y="6.662cm">
          <draw:text-box>
            <text:p text:style-name="P2"><text:span text:style-name="T3">конференции по проблемам информатики</text:span></text:p>
          </draw:text-box>
        </draw:frame>
        <draw:frame draw:style-name="gr9" draw:text-style-name="P5" draw:layer="layout" svg:width="8.227cm" svg:height="0.556cm" svg:x="3.306cm" svg:y="6.1cm">
          <draw:text-box>
            <text:p text:style-name="P2"><text:span text:style-name="T3">Материалы всероссийской научной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7cm" fo:margin-bottom="6cm" fo:margin-left="1cm" fo:margin-right="1cm" fo:page-width="14.799cm" fo:page-height="20.9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2-04T13:30:04.181000000</dc:date>
    <meta:editing-duration>PT1M58S</meta:editing-duration>
    <meta:editing-cycles>2</meta:editing-cycles>
    <meta:generator>LibreOffice/7.6.3.2$Windows_X86_64 LibreOffice_project/29d686fea9f6705b262d369fede658f824154cc0</meta:generator>
    <meta:document-statistic meta:object-count="14"/>
  </office:meta>
</office:document-meta>
</file>